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2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1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7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6" style:family="table-cell" style:parent-style-name="Default"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9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9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4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43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4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20036"/>
    <style:style style:name="ce14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8" style:family="table-cell" style:parent-style-name="Default">
      <style:text-properties fo:font-size="15pt" style:font-size-asian="15pt" style:font-size-complex="15pt"/>
    </style:style>
    <style:style style:name="ce15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20004"/>
    <style:style style:name="ce15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4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51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51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3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88"/>
        <table:table-column table:style-name="co17" table:default-cell-style-name="ce188"/>
        <table:table-column table:style-name="co18" table:default-cell-style-name="ce190"/>
        <table:table-column table:style-name="co16" table:default-cell-style-name="ce188"/>
        <table:table-column table:style-name="co19" table:default-cell-style-name="ce188"/>
        <table:table-column table:style-name="co20" table:default-cell-style-name="ce190"/>
        <table:table-column table:style-name="co16" table:default-cell-style-name="ce190"/>
        <table:table-column table:style-name="co21" table:default-cell-style-name="ce190"/>
        <table:table-column table:style-name="co15" table:number-columns-repeated="1016" table:default-cell-style-name="ce188"/>
        <table:table-row table:style-name="ro1">
          <table:table-cell table:style-name="ce187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90000" calcext:value-type="float">
            <text:p>9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3"/>
          <table:table-cell table:style-name="ce188" office:value-type="float" office:value="90000" calcext:value-type="float">
            <text:p>90000</text:p>
          </table:table-cell>
          <table:table-cell table:style-name="ce194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96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15" table:number-columns-repeated="56" table:default-cell-style-name="ce190"/>
        <table:table-column table:style-name="co15" table:number-columns-repeated="960" table:default-cell-style-name="ce188"/>
        <table:table-row table:style-name="ro3">
          <table:table-cell table:style-name="ce195" office:value-type="string" calcext:value-type="string">
            <text:p>Lise arkası Kira </text:p>
          </table:table-cell>
          <table:table-cell table:style-name="ce188" table:number-columns-repeated="3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150000" calcext:value-type="float">
            <text:p>15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95"/>
          <table:table-cell table:style-name="ce188"/>
          <table:table-cell table:style-name="ce195" table:number-columns-repeated="2"/>
          <table:table-cell table:style-name="ce188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88"/>
          <table:table-cell table:number-columns-repeated="1019"/>
        </table:table-row>
        <table:table-row table:style-name="ro3">
          <table:table-cell table:style-name="ce197"/>
          <table:table-cell table:style-name="ce199"/>
          <table:table-cell table:style-name="ce188"/>
          <table:table-cell/>
          <table:table-cell table:style-name="ce188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9"/>
          <table:table-cell table:style-name="ce188"/>
          <table:table-cell/>
          <table:table-cell table:style-name="ce188"/>
          <table:table-cell table:style-name="ce188" office:value-type="float" office:value="150000" calcext:value-type="float">
            <text:p>150000</text:p>
          </table:table-cell>
          <table:table-cell table:style-name="ce194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 table:number-columns-repeated="1021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number-columns-repeated="3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3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14:.F27])" office:value-type="float" office:value="0" calcext:value-type="float">
            <text:p>0.00</text:p>
          </table:table-cell>
          <table:table-cell table:style-name="ce193" table:formula="of:=SUM([.G14:.G27])" office:value-type="float" office:value="0" calcext:value-type="float">
            <text:p>0.00</text:p>
          </table:table-cell>
          <table:table-cell table:style-name="ce193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Default"/>
          <table:table-cell/>
          <table:table-cell table:style-name="ce242" table:formula="of:=[.G37]+[.E38]-[.D38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242" table:formula="of:=[.G38]+[.E39]-[.D39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242" table:formula="of:=[.G39]+[.E40]-[.D40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242" table:formula="of:=[.G40]+[.E41]-[.D41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242" table:formula="of:=[.G41]+[.E42]-[.D42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242" table:formula="of:=[.G42]+[.E43]-[.D43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242" table:formula="of:=[.G43]+[.E44]-[.D44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242" table:formula="of:=[.G44]+[.E45]-[.D45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242" table:formula="of:=[.G45]+[.E46]-[.D46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317"/>
          <table:table-cell table:formula="of:=SUM([.E32:.E47])" office:value-type="float" office:value="6680.83" calcext:value-type="float">
            <text:p>6.680,83</text:p>
          </table:table-cell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46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50]+[.E51]-[.D51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242" table:formula="of:=[.G51]+[.E52]-[.D52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242" table:formula="of:=[.G52]+[.E53]-[.D53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242" table:formula="of:=[.G53]+[.E54]-[.D54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242" table:formula="of:=[.G54]+[.E55]-[.D55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242" table:formula="of:=[.G55]+[.E56]-[.D56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 table:number-rows-repeated="52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9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percentage-style style:name="N136">
      <number:text>%</number:text>
      <number:number number:decimal-places="2" number:min-decimal-places="2" number:min-integer-digits="1"/>
      <number:text> ay kr bedli</number:text>
    </number:percentage-style>
    <number:number-style style:name="N135">
      <number:text>TPLM / </number:text>
      <number:number number:min-integer-digits="1"/>
    </number:number-style>
    <number:number-style style:name="N134">
      <number:text>Tpl/</number:text>
      <number:number number:min-integer-digits="1"/>
    </number:number-style>
    <number:number-style style:name="N133">
      <number:text>Tpl / </number:text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date-style style:name="N10150" number:language="tr" number:country="TR">
      <number:day/>
      <number:text>.</number:text>
      <number:month number:textual="true"/>
    </number:date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number-style style:name="N1014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0P0"/>
    </number:number-style>
    <number:number-style style:name="N1013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5" number:language="tr" number:country="TR">
      <number:month number:textual="true"/>
      <number:text>.</number:text>
      <number:year/>
    </number:date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date-style style:name="N1012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2" number:language="tr" number:country="TR">
      <number:text-content/>
      <style:map style:condition="value()&lt;=1.7976931348623157E+308" style:apply-style-name="N10122P0"/>
    </number:text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2" style:volatile="true" number:language="tr" number:country="TR">
      <number:text> </number:text>
      <number:fill-character> </number:fill-character>
      <number:text>-     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6P2" style:volatile="true" number:language="tr" number:country="TR">
      <number:text> </number:text>
      <number:fill-character> </number:fill-character>
      <number:text>- TL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date-style style:name="N10112" number:language="tr" number:country="TR">
      <number:day/>
      <number:text>. 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08T16:38:56.289298441</dc:date>
    <meta:editing-duration>P1DT21H55M43S</meta:editing-duration>
    <meta:editing-cycles>147</meta:editing-cycles>
    <meta:generator>LibreOffice/7.3.7.2$Linux_X86_64 LibreOffice_project/30$Build-2</meta:generator>
    <meta:print-date>2022-12-28T16:04:16.904299520</meta:print-date>
    <meta:document-statistic meta:table-count="5" meta:cell-count="312" meta:object-count="0"/>
  </office:meta>
</office:document-meta>
</file>